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 mathvariant="italic">sen</mi>
                  <mrow>
                    <mo fence="true" stretchy="false">(</mo>
                    <mrow>
                      <mi>h</mi>
                    </mrow>
                    <mo fence="true" stretchy="false">)</mo>
                  </mrow>
                </mrow>
                <mi>h</mi>
              </mfrac>
            </mrow>
            <mo stretchy="false">=</mo>
            <mn>1</mn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sup>
                    <mi>h</mi>
                    <mn>2</mn>
                  </msup>
                </mfrac>
              </mrow>
              <mo stretchy="false">=</mo>
              <msup>
                <mn>1</mn>
                <mn>2</mn>
              </msup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sup>
                    <mi>h</mi>
                    <mn>2</mn>
                  </msup>
                </mfrac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>h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i>h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sup>
                    <mi>h</mi>
                    <mn>2</mn>
                  </msup>
                </mfrac>
              </mrow>
              <mo stretchy="false">=</mo>
              <mn>1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i>h</mi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0</mn>
                <mrow>
                  <mn>1</mn>
                  <mo stretchy="false">+</mo>
                  <mn>1</mn>
                </mrow>
              </mfrac>
              <mo stretchy="false">=</mo>
              <mfrac>
                <mn>0</mn>
                <mn>2</mn>
              </mfrac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i>h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cos</mi>
                    <mrow>
                      <mrow>
                        <mo fence="true" stretchy="false">(</mo>
                        <mrow>
                          <mi>h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  <mi>h</mi>
                </mfrac>
              </mrow>
              <mo stretchy="false">=</mo>
              <mn>0</mn>
            </mrow>
          </mrow>
        </mtd>
      </mtr>
    </mtable>
    <annotation encoding="StarMath 5.0">lim from { h rightarrow 0 }{{sen( h )} over h}=1
newline
newline
drarrow lim from { h rightarrow 0 }{{sen^2( h )} over {h^2}}=1^2
newline
newline
drarrow lim from { h rightarrow 0 }{{1-cos^2( h )} over {h^2}}=1
newline
newline
drarrow lim from { h rightarrow 0 }{{(1-cos( h ))*(1+cos(h))} over {h^2}}=1
newline
newline
drarrow lim from { h rightarrow 0 }{{1-cos( h )} over h}=lim from { h rightarrow 0 }{ h over {1+cos(h)} }=0 over { 1+1 }= 0 over 2 = 0
newline
newline
drarrow lim from { h rightarrow 0 }{{1-cos( h )} over h}=0
newline
newline
drarrow lim from { h rightarrow 0 }{{cos( h )-1} over h}=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36:35.316473890</meta:creation-date>
    <dc:date>2016-04-06T18:43:00.582217413</dc:date>
    <meta:editing-duration>PT5M43S</meta:editing-duration>
    <meta:editing-cycles>2</meta:editing-cycles>
    <meta:generator>LibreOffice/5.0.5.2$Linux_X86_64 LibreOffice_project/00$Build-2</meta:generator>
  </office:meta>
</office:document-meta>
</file>